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Lohit Devanagari1" svg:font-family="'Lohit Devanagari'"/>
    <style:font-face style:name="Franklin Gothic " svg:font-family="'Franklin Gothic'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 officeooo:rsid="001060f3" officeooo:paragraph-rsid="001060f3"/>
    </style:style>
    <style:style style:name="P2" style:family="paragraph" style:parent-style-name="Standard">
      <style:text-properties style:font-name="Franklin Gothic Medium" officeooo:rsid="001060f3" officeooo:paragraph-rsid="00129ce8"/>
    </style:style>
    <style:style style:name="P3" style:family="paragraph" style:parent-style-name="Standard">
      <style:text-properties style:font-name="Franklin Gothic Medium" officeooo:rsid="001060f3" officeooo:paragraph-rsid="0012a188"/>
    </style:style>
    <style:style style:name="P4" style:family="paragraph" style:parent-style-name="Standard">
      <style:text-properties style:font-name="Franklin Gothic Medium" fo:font-size="10pt" officeooo:rsid="001060f3" officeooo:paragraph-rsid="001060f3" style:font-size-asian="10pt" style:font-size-complex="10pt"/>
    </style:style>
    <style:style style:name="P5" style:family="paragraph" style:parent-style-name="Standard">
      <style:text-properties style:font-name="Franklin Gothic Medium" fo:font-size="12pt" officeooo:rsid="001060f3" officeooo:paragraph-rsid="0012a188" style:font-size-asian="12pt" style:font-size-complex="12pt"/>
    </style:style>
    <style:style style:name="P6" style:family="paragraph" style:parent-style-name="Standard">
      <style:text-properties style:font-name="Franklin Gothic Medium" fo:font-size="12pt" officeooo:rsid="001060f3" officeooo:paragraph-rsid="001060f3" style:font-size-asian="10.5pt" style:font-size-complex="12pt"/>
    </style:style>
    <style:style style:name="P7" style:family="paragraph" style:parent-style-name="Standard">
      <style:text-properties style:font-name="Franklin Gothic Medium" fo:font-size="14pt" officeooo:rsid="001060f3" officeooo:paragraph-rsid="001060f3" style:font-size-asian="14pt" style:font-size-complex="14pt"/>
    </style:style>
    <style:style style:name="P8" style:family="paragraph" style:parent-style-name="Standard">
      <style:text-properties style:font-name="Franklin Gothic Medium" fo:font-size="14pt" officeooo:rsid="001060f3" officeooo:paragraph-rsid="0010d184" style:font-size-asian="14pt" style:font-size-complex="14pt"/>
    </style:style>
    <style:style style:name="P9" style:family="paragraph" style:parent-style-name="Standard">
      <style:text-properties style:font-name="Franklin Gothic Medium" fo:font-size="14pt" officeooo:rsid="001060f3" officeooo:paragraph-rsid="00112dd8" style:font-size-asian="14pt" style:font-size-complex="14pt"/>
    </style:style>
    <style:style style:name="P10" style:family="paragraph" style:parent-style-name="Standard">
      <style:text-properties style:font-name="Franklin Gothic Medium" fo:font-size="14pt" officeooo:rsid="001060f3" officeooo:paragraph-rsid="00129ce8" style:font-size-asian="14pt" style:font-size-complex="14pt"/>
    </style:style>
    <style:style style:name="P11" style:family="paragraph" style:parent-style-name="Standard">
      <style:text-properties style:font-name="Franklin Gothic Medium" fo:font-size="14pt" officeooo:rsid="001060f3" officeooo:paragraph-rsid="0012a188" style:font-size-asian="14pt" style:font-size-complex="14pt"/>
    </style:style>
    <style:style style:name="P12" style:family="paragraph" style:parent-style-name="Standard">
      <style:text-properties style:font-name="Franklin Gothic Medium" fo:font-size="14pt" officeooo:rsid="001060f3" officeooo:paragraph-rsid="0014039a" style:font-size-asian="14pt" style:font-size-complex="14pt"/>
    </style:style>
    <style:style style:name="P13" style:family="paragraph" style:parent-style-name="Standard">
      <style:text-properties style:font-name="Franklin Gothic Medium" fo:font-size="14pt" officeooo:rsid="001060f3" officeooo:paragraph-rsid="00151b22" style:font-size-asian="14pt" style:font-size-complex="14pt"/>
    </style:style>
    <style:style style:name="P14" style:family="paragraph" style:parent-style-name="Standard">
      <style:text-properties style:font-name="Franklin Gothic Medium" style:text-underline-style="none" officeooo:rsid="001060f3" officeooo:paragraph-rsid="001060f3"/>
    </style:style>
    <style:style style:name="P15" style:family="paragraph" style:parent-style-name="Standard">
      <style:paragraph-properties fo:text-align="center" style:justify-single-word="false"/>
      <style:text-properties fo:color="#ff3333" style:font-name="Franklin Gothic Medium" fo:font-size="16pt" fo:font-weight="bold" officeooo:rsid="001060f3" officeooo:paragraph-rsid="001060f3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ff3333" style:font-name="Franklin Gothic Medium" fo:font-size="12pt" officeooo:rsid="001060f3" officeooo:paragraph-rsid="001060f3" style:font-size-asian="12pt" style:font-size-complex="12pt"/>
    </style:style>
    <style:style style:name="P17" style:family="paragraph" style:parent-style-name="Standard">
      <style:text-properties fo:color="#ff3333" style:font-name="Franklin Gothic Medium" officeooo:rsid="001060f3" officeooo:paragraph-rsid="001060f3"/>
    </style:style>
    <style:style style:name="P18" style:family="paragraph" style:parent-style-name="Standard">
      <style:text-properties fo:color="#ff3333" style:font-name="Franklin Gothic Medium" fo:font-size="14pt" officeooo:rsid="001060f3" officeooo:paragraph-rsid="001060f3" style:font-size-asian="14pt" style:font-size-complex="14pt"/>
    </style:style>
    <style:style style:name="P19" style:family="paragraph" style:parent-style-name="Standard">
      <style:text-properties fo:color="#ff3333" style:font-name="Franklin Gothic Medium" fo:font-size="10pt" officeooo:rsid="001060f3" officeooo:paragraph-rsid="001060f3" style:font-size-asian="10pt" style:font-size-complex="10pt"/>
    </style:style>
    <style:style style:name="P20" style:family="paragraph" style:parent-style-name="Standard">
      <style:text-properties fo:color="#808080" style:font-name="Franklin Gothic Medium" fo:font-size="12pt" officeooo:rsid="001060f3" officeooo:paragraph-rsid="001060f3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808080" style:font-name="Franklin Gothic Medium" fo:font-size="12pt" fo:font-weight="bold" officeooo:rsid="0017808d" officeooo:paragraph-rsid="0017808d" style:font-size-asian="12pt" style:font-weight-asian="bold" style:font-size-complex="12pt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size="12pt" officeooo:rsid="00112dd8" style:font-size-asian="12pt" style:font-size-complex="12pt"/>
    </style:style>
    <style:style style:name="T3" style:family="text">
      <style:text-properties fo:color="#ff3333" fo:font-size="14pt" style:font-size-asian="14pt" style:font-size-complex="14pt"/>
    </style:style>
    <style:style style:name="T4" style:family="text">
      <style:text-properties fo:color="#ff3333" officeooo:rsid="00129ce8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29ce8" style:font-size-asian="14pt" style:font-size-complex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4039a"/>
    </style:style>
    <style:style style:name="T9" style:family="text">
      <style:text-properties style:text-underline-style="solid" style:text-underline-width="auto" style:text-underline-color="font-color" officeooo:rsid="001751a9"/>
    </style:style>
    <style:style style:name="T10" style:family="text">
      <style:text-properties style:font-name="Dingbats" officeooo:rsid="00112dd8" style:font-name-complex="Dingbats"/>
    </style:style>
    <style:style style:name="T11" style:family="text">
      <style:text-properties officeooo:rsid="0014039a"/>
    </style:style>
    <style:style style:name="T12" style:family="text">
      <style:text-properties fo:color="#808080"/>
    </style:style>
    <style:style style:name="T13" style:family="text">
      <style:text-properties fo:color="#808080" officeooo:rsid="00129ce8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4039a"/>
    </style:style>
    <style:style style:name="T16" style:family="text">
      <style:text-properties officeooo:rsid="001751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LEGARIA EUCARÍSTICA II</text:p>
      <text:p text:style-name="P21">Modelo I</text:p>
      <text:p text:style-name="P20"/>
      <text:p text:style-name="P16"><text:tab/>Sol <text:s text:c="33"/>La–</text:p>
      <text:p text:style-name="P7"><text:span text:style-name="T1">P.</text:span><text:tab/>El Señor esté con vosotros.</text:p>
      <text:p text:style-name="P1"><text:tab/><text:span text:style-name="T1">Sol <text:s text:c="19"/>La–</text:span></text:p>
      <text:p text:style-name="P7"><text:span text:style-name="T12">A.</text:span><text:tab/>Y CON TU ESPÍRITU.</text:p>
      <text:p text:style-name="P17"><text:tab/>Fa <text:s text:c="34"/>Mi</text:p>
      <text:p text:style-name="P7"><text:span text:style-name="T1">P.</text:span><text:tab/>Levantemos el corazón.</text:p>
      <text:p text:style-name="P1"><text:tab/><text:span text:style-name="T1">Fa <text:s text:c="74"/>Mi</text:span></text:p>
      <text:p text:style-name="P7"><text:span text:style-name="T12">A.</text:span><text:tab/>LO TENEMOS LEVANTADO HACIA EL SEÑOR.</text:p>
      <text:p text:style-name="P6"/>
      <text:p text:style-name="P1"><text:tab/> <text:s text:c="67"/><text:span text:style-name="T1">La–</text:span></text:p>
      <text:p text:style-name="P8"><text:span text:style-name="T1">P.</text:span><text:tab/>Demos gracias al Señor, nuestro Dios.</text:p>
      <text:p text:style-name="P1"><text:tab/> <text:s text:c="6"/><text:span text:style-name="T1">Sol <text:s text:c="21"/>La–</text:span></text:p>
      <text:p text:style-name="P8"><text:span text:style-name="T12">A.</text:span><text:tab/>ES JUSTO Y NECESARIO,</text:p>
      <text:p text:style-name="P17"><text:tab/> <text:s text:c="6"/>Sol <text:s text:c="21"/>La–</text:p>
      <text:p text:style-name="P1"><text:tab/><text:span text:style-name="T5">ES JUSTO Y NECESARIO.</text:span></text:p>
      <text:p text:style-name="P1"/>
      <text:p text:style-name="P1"><text:tab/><text:span text:style-name="T1">La– <text:s text:c="43"/>Sol</text:span></text:p>
      <text:p text:style-name="P8"><text:span text:style-name="T1">P.</text:span><text:tab/>En verdad es justo y necesario,</text:p>
      <text:p text:style-name="P1"><text:tab/> <text:s text:c="50"/><text:span text:style-name="T1">La–</text:span></text:p>
      <text:p text:style-name="P1"><text:tab/><text:span text:style-name="T5">es nuestro deber y salvación</text:span></text:p>
      <text:p text:style-name="P1"><text:tab/> <text:s text:c="13"/><text:span text:style-name="T1">Do <text:s text:c="50"/>La–</text:span></text:p>
      <text:p text:style-name="P1"><text:tab/><text:span text:style-name="T5">darte gracias, siempre y en todo lugar,</text:span></text:p>
      <text:p text:style-name="P1"><text:tab/> <text:s/><text:span text:style-name="T1">Sol</text:span></text:p>
      <text:p text:style-name="P1"><text:tab/><text:span text:style-name="T5">a ti, Padre Santo,</text:span></text:p>
      <text:p text:style-name="P1"><text:tab/> <text:s text:c="46"/><text:span text:style-name="T1">La–</text:span></text:p>
      <text:p text:style-name="P1"><text:tab/><text:span text:style-name="T5">por Jesucristo, tu Hijo amado.</text:span></text:p>
      <text:p text:style-name="P1"/>
      <text:p text:style-name="P1"><text:tab/> <text:s text:c="37"/><text:span text:style-name="T1">Sol</text:span></text:p>
      <text:p text:style-name="P1"><text:tab/><text:span text:style-name="T5">Por él, que es tu Palabra,</text:span></text:p>
      <text:p text:style-name="P1"><text:tab/> <text:s text:c="33"/><text:span text:style-name="T1">La–</text:span></text:p>
      <text:p text:style-name="P1"><text:tab/><text:span text:style-name="T5">hiciste todas las cosas.</text:span></text:p>
      <text:p text:style-name="P1"><text:tab/> <text:s text:c="24"/><text:span text:style-name="T1">Do</text:span></text:p>
      <text:p text:style-name="P1"><text:tab/><text:span text:style-name="T5">Tú nos lo enviaste hecho hombre</text:span></text:p>
      <text:p text:style-name="P1"><text:tab/> <text:s text:c="41"/><text:span text:style-name="T1">La–</text:span></text:p>
      <text:p text:style-name="P1"><text:tab/><text:span text:style-name="T5">por obra del Espíritu Santo,</text:span></text:p>
      <text:p text:style-name="P1"><text:tab/><text:span text:style-name="T1">Sol</text:span></text:p>
      <text:p text:style-name="P1"><text:tab/><text:span text:style-name="T5">para que, nacido de María la Virgen,</text:span></text:p>
      <text:p text:style-name="P1"><text:tab/> <text:s text:c="62"/><text:span text:style-name="T1">La–</text:span></text:p>
      <text:p text:style-name="P1"><text:tab/><text:span text:style-name="T5">fuera nuestro Salvador y Redentor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/></text:p>
      <text:p text:style-name="P1"><text:tab/><text:span text:style-name="T1">Fa <text:s text:c="59"/>Mi</text:span></text:p>
      <text:p text:style-name="P1"><text:tab/><text:span text:style-name="T5">Él, en cumplimiento de tu voluntad,</text:span></text:p>
      <text:p text:style-name="P1"><text:tab/> <text:s text:c="19"/><text:span text:style-name="T1">Fa</text:span></text:p>
      <text:p text:style-name="P1"><text:tab/><text:span text:style-name="T5">para destruir la muerte</text:span></text:p>
      <text:p text:style-name="P1"><text:tab/> <text:s text:c="49"/><text:span text:style-name="T1">Mi</text:span></text:p>
      <text:p text:style-name="P1"><text:tab/><text:span text:style-name="T5">y manifestar la resurrección,</text:span></text:p>
      <text:p text:style-name="P1"><text:tab/> <text:s text:c="11"/><text:span text:style-name="T1">La– <text:s text:c="33"/>Sol</text:span></text:p>
      <text:p text:style-name="P1"><text:tab/><text:span text:style-name="T5">extendió sus brazos en la cruz,</text:span></text:p>
      <text:p text:style-name="P1"><text:tab/> <text:s text:c="36"/><text:span text:style-name="T1">Fa <text:s text:c="21"/>Mi7</text:span></text:p>
      <text:p text:style-name="P7"><text:tab/>y así adquirió para ti un pueblo santo.</text:p>
      <text:p text:style-name="P1"/>
      <text:p text:style-name="P2"><text:tab/><text:span text:style-name="T1">La– <text:s text:c="50"/>Sol</text:span></text:p>
      <text:p text:style-name="P2"><text:span text:style-name="T3">P.</text:span><text:span text:style-name="T5"><text:tab/>M</text:span><text:span text:style-name="T6">uriendo destruyó nuestra muerte,</text:span></text:p>
      <text:p text:style-name="P2"><text:tab/> <text:s text:c="13"/><text:span text:style-name="T1">Fa <text:s text:c="41"/>Mi</text:span></text:p>
      <text:p text:style-name="P2"><text:tab/><text:span text:style-name="T6">Resucitando restauró nuestra vida</text:span><text:span text:style-name="T5">.</text:span></text:p>
      <text:p text:style-name="P1"><text:tab/></text:p>
      <text:p text:style-name="P2"><text:tab/><text:span text:style-name="T1">La–</text:span></text:p>
      <text:p text:style-name="P10"><text:span text:style-name="T13">A.</text:span><text:tab/>MURIENDO</text:p>
      <text:p text:style-name="P2"><text:tab/> <text:s text:c="44"/><text:span text:style-name="T1">Sol</text:span></text:p>
      <text:p text:style-name="P2"><text:tab/><text:span text:style-name="T5">DESTRUYÓ NUESTRA MUERTE,</text:span></text:p>
      <text:p text:style-name="P2"><text:tab/> <text:s text:c="16"/><text:span text:style-name="T1">Fa</text:span></text:p>
      <text:p text:style-name="P2"><text:tab/><text:span text:style-name="T5">RESUCITANDO</text:span></text:p>
      <text:p text:style-name="P2"><text:tab/> <text:s text:c="42"/><text:span text:style-name="T1">Mi</text:span></text:p>
      <text:p text:style-name="P2"><text:tab/><text:span text:style-name="T5">RESTAURÓ NUESTRA VIDA.</text:span></text:p>
      <text:p text:style-name="P2"/>
      <text:p text:style-name="P1"><text:tab/><text:span text:style-name="T1">La– <text:s text:c="52"/>Sol</text:span></text:p>
      <text:p text:style-name="P9"><text:span text:style-name="T1">P.</text:span><text:tab/>Por eso, con los ángeles y los santos,</text:p>
      <text:p text:style-name="P1"><text:tab/> <text:s text:c="43"/><text:span text:style-name="T1">La–</text:span></text:p>
      <text:p text:style-name="P1"><text:tab/><text:span text:style-name="T5">cantamos tu gloria diciendo:</text:span></text:p>
      <text:p text:style-name="P4"/>
      <text:p text:style-name="P19">Cantar el Santo del tiempo litúrgico que corresponda.</text:p>
      <text:p text:style-name="P1"/>
      <text:p text:style-name="P7"><text:span text:style-name="T12">A.</text:span><text:tab/>SANTO, SANTO, SANTO ...</text:p>
      <text:p text:style-name="P6"/>
      <text:p text:style-name="P6"/>
      <text:p text:style-name="P6"/>
      <text:p text:style-name="P6"/>
      <text:p text:style-name="P18">P.<text:tab/>Santo eres en verdad, Señor, fuente de toda santidad:</text:p>
      <text:p text:style-name="P7"><text:span text:style-name="T1"><text:tab/>Santifica estos dones con la efusión de tu</text:span></text:p>
      <text:p text:style-name="P18"><text:tab/>Espíritu, de manera que sean para nosotros</text:p>
      <text:p text:style-name="P18"><text:tab/>Cuerpo y <text:span text:style-name="T10">@</text:span> Sangre de Jesucristo, Nuestro Señor.</text:p>
      <text:p text:style-name="P6"/>
      <text:p text:style-name="P6"/>
      <text:p text:style-name="P6"/>
      <text:p text:style-name="P6"/>
      <text:p text:style-name="P6"/>
      <text:p text:style-name="P1"><text:soft-page-break/><text:tab/><text:span text:style-name="T1">Re–</text:span></text:p>
      <text:p text:style-name="P9"><text:span text:style-name="T1">P.</text:span><text:tab/>El cual, cuando iba a ser entregado</text:p>
      <text:p text:style-name="P7"><text:tab/>a su Pasión, voluntariamente aceptada,</text:p>
      <text:p text:style-name="P7"><text:tab/> <text:s text:c="13"/><text:span text:style-name="T2">La7 Re-</text:span></text:p>
      <text:p text:style-name="P10"><text:tab/>tomó el pan,</text:p>
      <text:p text:style-name="P10"><text:tab/> <text:s text:c="34"/><text:span text:style-name="T2">Sib</text:span></text:p>
      <text:p text:style-name="P10"><text:tab/>y elevando los ojos a ti, Padre, Padre,</text:p>
      <text:p text:style-name="P10"/>
      <text:p text:style-name="P1"><text:tab/><text:span text:style-name="T1">Fa</text:span></text:p>
      <text:p text:style-name="P1"><text:span text:style-name="T5"><text:tab/>pronunció la bendición,</text:span></text:p>
      <text:p text:style-name="P1"><text:tab/> <text:s text:c="11"/><text:span text:style-name="T1">Sol– <text:s text:c="51"/>Re–</text:span></text:p>
      <text:p text:style-name="P1"><text:tab/><text:span text:style-name="T5">lo partió y lo dio a sus discípulos, diciendo:</text:span></text:p>
      <text:p text:style-name="P1"/>
      <text:p text:style-name="P1"><text:tab/> <text:s text:c="50"/><text:span text:style-name="T1">La7</text:span></text:p>
      <text:p text:style-name="P1"><text:tab/><text:span text:style-name="T5">Tomad y comed todos de él,</text:span></text:p>
      <text:p text:style-name="P1"><text:tab/> <text:s text:c="14"/><text:span text:style-name="T1">Re–</text:span></text:p>
      <text:p text:style-name="P1"><text:tab/><text:span text:style-name="T5">porque esto es mi Cuerpo,</text:span></text:p>
      <text:p text:style-name="P1"><text:tab/> <text:s text:c="12"/><text:span text:style-name="T1">La7 <text:s text:c="31"/>Re–</text:span></text:p>
      <text:p text:style-name="P1"><text:tab/><text:span text:style-name="T5">que será entregado por vosotros.</text:span></text:p>
      <text:p text:style-name="P2"><text:tab/></text:p>
      <text:p text:style-name="P2"><text:span text:style-name="T1"><text:tab/>Re–</text:span></text:p>
      <text:p text:style-name="P1"><text:tab/><text:span text:style-name="T5">Del mismo modo, acabada la cena,</text:span></text:p>
      <text:p text:style-name="P2"><text:tab/> <text:s text:c="66"/><text:span text:style-name="T2">La7 Re-</text:span></text:p>
      <text:p text:style-name="P2"><text:tab/><text:span text:style-name="T5">tomó el cáliz, lleno del fruto de la vid,</text:span></text:p>
      <text:p text:style-name="P2"><text:tab/> <text:s text:c="40"/><text:span text:style-name="T2">Sib</text:span></text:p>
      <text:p text:style-name="P2"><text:tab/><text:span text:style-name="T5">y elevando los ojos a ti, Padre, Padre,</text:span></text:p>
      <text:p text:style-name="P2"><text:tab/><text:span text:style-name="T1">Fa</text:span></text:p>
      <text:p text:style-name="P2"><text:tab/><text:span text:style-name="T5">pronunció la bendición,</text:span></text:p>
      <text:p text:style-name="P1"><text:tab/> <text:s text:c="9"/><text:span text:style-name="T1">Sol– <text:s text:c="35"/>Re–</text:span></text:p>
      <text:p text:style-name="P1"><text:tab/><text:span text:style-name="T5">lo pasó a sus discípulos, diciendo:</text:span></text:p>
      <text:p text:style-name="P1"/>
      <text:p text:style-name="P1"><text:tab/> <text:s text:c="48"/><text:span text:style-name="T1">La7</text:span></text:p>
      <text:p text:style-name="P1"><text:tab/><text:span text:style-name="T5">Tomad y bebed todos de él,</text:span></text:p>
      <text:p text:style-name="P1"><text:tab/> <text:s text:c="14"/><text:span text:style-name="T1">Re–</text:span></text:p>
      <text:p text:style-name="P1"><text:tab/><text:span text:style-name="T5">porque éste es el cáliz de mi Sangre,</text:span></text:p>
      <text:p text:style-name="P1"><text:tab/> <text:s text:c="60"/><text:span text:style-name="T1">La7</text:span></text:p>
      <text:p text:style-name="P1"><text:tab/><text:span text:style-name="T5">Sangre de la alianza nueva y eterna,</text:span></text:p>
      <text:p text:style-name="P1"><text:tab/> <text:s text:c="13"/><text:span text:style-name="T1">Re–</text:span></text:p>
      <text:p text:style-name="P1"><text:tab/><text:span text:style-name="T5">que será derramada por vosotros</text:span></text:p>
      <text:p text:style-name="P1"><text:tab/> <text:s text:c="30"/><text:span text:style-name="T1">La7</text:span></text:p>
      <text:p text:style-name="P1"><text:tab/><text:span text:style-name="T5">y por todos los hombres</text:span></text:p>
      <text:p text:style-name="P1"><text:tab/> <text:s text:c="22"/><text:span text:style-name="T1">Re–</text:span></text:p>
      <text:p text:style-name="P1"><text:tab/><text:span text:style-name="T5">para el perdón de los pecados.</text:span></text:p>
      <text:p text:style-name="P1"><text:tab/> <text:s text:c="13"/><text:span text:style-name="T1">La7 <text:s text:c="34"/>Re–</text:span></text:p>
      <text:p text:style-name="P1"><text:tab/><text:span text:style-name="T5">Haced esto como mi memorial.</text:span></text:p>
      <text:p text:style-name="P4"/>
      <text:p text:style-name="P1"><text:soft-page-break/><text:tab/><text:span text:style-name="T1">Sol– <text:s text:c="59"/>La7</text:span></text:p>
      <text:p text:style-name="P7"><text:span text:style-name="T1">P.</text:span><text:tab/>Este es el sacramento de nuestra Fe.</text:p>
      <text:p text:style-name="P1"/>
      <text:p text:style-name="P1"><text:tab/><text:span text:style-name="T1">Re–</text:span></text:p>
      <text:p text:style-name="P10"><text:span text:style-name="T12">A.</text:span><text:tab/>ANUNCIAMOS TU MUERTE, SEÑOR,</text:p>
      <text:p text:style-name="P1"><text:tab/><text:span text:style-name="T1">Sol–</text:span></text:p>
      <text:p text:style-name="P1"><text:tab/><text:span text:style-name="T5">PROCLAMAMOS TU RESURRECCIÓN.</text:span></text:p>
      <text:p text:style-name="P2"><text:tab/> <text:s text:c="24"/><text:span text:style-name="T1">La7 <text:s text:c="23"/>Sol– <text:s text:c="22"/>La7</text:span></text:p>
      <text:p text:style-name="P2"><text:span text:style-name="T5"><text:tab/>¡MARAN-ATHÁ! ¡MARAN-ATHÁ! ¡MARAN-ATHÁ!</text:span></text:p>
      <text:p text:style-name="P1"/>
      <text:p text:style-name="P1"><text:tab/><text:span text:style-name="T1">Re–</text:span></text:p>
      <text:p text:style-name="P10"><text:span text:style-name="T12">S.</text:span><text:tab/>¡VEN, SEÑOR JESÚS!</text:p>
      <text:p text:style-name="P1"/>
      <text:p text:style-name="P1"><text:tab/><text:span text:style-name="T1">Sol</text:span></text:p>
      <text:p text:style-name="P11"><text:span text:style-name="T1">P.</text:span><text:tab/>Así, pues, Padre, al celebrar ahora el memorial </text:p>
      <text:p text:style-name="P3"><text:tab/> <text:s text:c="67"/><text:span text:style-name="T1">Mi–</text:span></text:p>
      <text:p text:style-name="P3"><text:tab/><text:span text:style-name="T5">de la muerte y resurrección de tu Hijo,</text:span></text:p>
      <text:p text:style-name="P1"><text:tab/><text:span text:style-name="T1">La–</text:span></text:p>
      <text:p text:style-name="P1"><text:tab/><text:span text:style-name="T5">te ofrecemos el pan de vida</text:span></text:p>
      <text:p text:style-name="P1"><text:tab/> <text:s text:c="7"/><text:span text:style-name="T1">Mi–</text:span></text:p>
      <text:p text:style-name="P1"><text:tab/><text:span text:style-name="T5">y el cáliz de salvación,</text:span></text:p>
      <text:p text:style-name="P1"><text:tab/><text:span text:style-name="T1">La–</text:span></text:p>
      <text:p text:style-name="P3"><text:tab/><text:span text:style-name="T5">y te damos gracias </text:span></text:p>
      <text:p text:style-name="P5"><text:span text:style-name="T1"><text:tab/>Mi–</text:span></text:p>
      <text:p text:style-name="P3"><text:span text:style-name="T5"><text:tab/>porque nos haces dignos de servirte en tu presencia.</text:span></text:p>
      <text:p text:style-name="P1"/>
      <text:p text:style-name="P1"><text:tab/><text:span text:style-name="T1">Sol</text:span></text:p>
      <text:p text:style-name="P1"><text:tab/><text:span text:style-name="T5">Te pedimos humildemente</text:span></text:p>
      <text:p text:style-name="P1"><text:tab/><text:span text:style-name="T1">Si–</text:span></text:p>
      <text:p text:style-name="P1"><text:tab/><text:span text:style-name="T5">que el Espíritu Santo congregue en la unidad</text:span></text:p>
      <text:p text:style-name="P1"><text:tab/><text:span text:style-name="T1">La–</text:span></text:p>
      <text:p text:style-name="P1"><text:tab/><text:span text:style-name="T5">a cuantos participamos</text:span></text:p>
      <text:p text:style-name="P1"><text:tab/><text:span text:style-name="T1">Mi–</text:span></text:p>
      <text:p text:style-name="P1"><text:tab/><text:span text:style-name="T5">del Cuerpo y Sangre de Cristo.</text:span></text:p>
      <text:p text:style-name="P1"/>
      <text:p text:style-name="P1"><text:tab/><text:span text:style-name="T1">Sol</text:span></text:p>
      <text:p text:style-name="P7"><text:span text:style-name="T1">P.</text:span><text:tab/>Acuérdate, Señor, de tu Iglesia</text:p>
      <text:p text:style-name="P1"><text:tab/><text:span text:style-name="T1">Mi–</text:span></text:p>
      <text:p text:style-name="P1"><text:tab/><text:span text:style-name="T5">extendida por toda la tierra;</text:span></text:p>
      <text:p text:style-name="P1"><text:tab/><text:span text:style-name="T1">La–</text:span></text:p>
      <text:p text:style-name="P3"><text:tab/><text:span text:style-name="T5">y con el Papa ... </text:span><text:span text:style-name="T3">N/.</text:span><text:span text:style-name="T5">, </text:span></text:p>
      <text:p text:style-name="P5"><text:tab/><text:span text:style-name="T1">Mi–</text:span></text:p>
      <text:p text:style-name="P3"><text:span text:style-name="T5"><text:tab/>con nuestro obispo ... </text:span><text:span text:style-name="T3">N/.</text:span></text:p>
      <text:p text:style-name="P1"><text:tab/><text:span text:style-name="T1">La–</text:span></text:p>
      <text:p text:style-name="P1"><text:tab/><text:span text:style-name="T5">y de todos los que en ella cuidan de tu pueblo,</text:span></text:p>
      <text:p text:style-name="P1"/>
      <text:p text:style-name="P1"><text:soft-page-break/><text:tab/><text:span text:style-name="T1">Sol <text:s text:c="33"/>Si– <text:s text:c="22"/>Mi–</text:span></text:p>
      <text:p text:style-name="P1"><text:tab/><text:span text:style-name="T5">llévala a su perfección por la caridad.</text:span></text:p>
      <text:p text:style-name="P1"><text:tab/><text:span text:style-name="T1">Sol</text:span></text:p>
      <text:p text:style-name="P1"><text:tab/><text:span text:style-name="T5">Acuérdate también de nuestros hermanos</text:span></text:p>
      <text:p text:style-name="P1"><text:tab/><text:span text:style-name="T1">Si–</text:span></text:p>
      <text:p text:style-name="P1"><text:tab/><text:span text:style-name="T5">que durmieron en la esperanza de la resurrección,</text:span></text:p>
      <text:p text:style-name="P1"><text:tab/><text:span text:style-name="T1">La–</text:span></text:p>
      <text:p text:style-name="P1"><text:tab/><text:span text:style-name="T5">y de todos los que han muerto</text:span></text:p>
      <text:p text:style-name="P1"><text:tab/><text:span text:style-name="T1">Mi–</text:span></text:p>
      <text:p text:style-name="P1"><text:tab/><text:span text:style-name="T5">en tu misericordia;</text:span></text:p>
      <text:p text:style-name="P1"><text:tab/><text:span text:style-name="T1">Sol <text:s text:c="35"/>Si– <text:s text:c="25"/>Mi–</text:span></text:p>
      <text:p text:style-name="P1"><text:tab/><text:span text:style-name="T5">admítelos a contemplar la luz de tu rostro.</text:span></text:p>
      <text:p text:style-name="P1"/>
      <text:p text:style-name="P1"><text:tab/><text:span text:style-name="T1">Sol <text:s text:c="51"/>Mi–</text:span></text:p>
      <text:p text:style-name="P1"><text:tab/><text:span text:style-name="T5">Ten misericordia de todos nosotros,</text:span></text:p>
      <text:p text:style-name="P17"><text:tab/>La–</text:p>
      <text:p text:style-name="P1"><text:tab/><text:span text:style-name="T5">y así, con María, la Virgen Madre de Dios,</text:span></text:p>
      <text:p text:style-name="P1"><text:tab/> <text:s text:c="52"/><text:span text:style-name="T1">Mi–</text:span></text:p>
      <text:p text:style-name="P1"><text:tab/><text:span text:style-name="T5">San José su santo esposo, los apóstoles</text:span></text:p>
      <text:p text:style-name="P1"><text:tab/><text:span text:style-name="T1">La–</text:span></text:p>
      <text:p text:style-name="P1"><text:tab/><text:span text:style-name="T5">y cuantos vivieron en tu amistad</text:span></text:p>
      <text:p text:style-name="P1"><text:tab/><text:span text:style-name="T1">Mi–</text:span></text:p>
      <text:p text:style-name="P1"><text:tab/><text:span text:style-name="T5">a través de los tiempos</text:span></text:p>
      <text:p text:style-name="P1"><text:tab/><text:span text:style-name="T1">Sol</text:span></text:p>
      <text:p text:style-name="P1"><text:tab/><text:span text:style-name="T5">merezcamos, por tu Hijo Jesucristo,</text:span></text:p>
      <text:p text:style-name="P1"><text:tab/><text:span text:style-name="T1">Si–</text:span></text:p>
      <text:p text:style-name="P1"><text:tab/><text:span text:style-name="T5">compartir la vida eterna</text:span></text:p>
      <text:p text:style-name="P1"><text:tab/> <text:s text:c="10"/><text:span text:style-name="T1">La <text:s text:c="15"/>Mi–</text:span></text:p>
      <text:p text:style-name="P1"><text:tab/><text:span text:style-name="T5">y cantar tus alabanzas.</text:span></text:p>
      <text:p text:style-name="P1"/>
      <text:p text:style-name="P1"><text:tab/><text:span text:style-name="T1">Sol</text:span></text:p>
      <text:p text:style-name="P12"><text:span text:style-name="T1">P.</text:span><text:tab/>Por Cristo, con Cristo y en Cristo,</text:p>
      <text:p text:style-name="P1"><text:tab/><text:span text:style-name="T1">Si–</text:span></text:p>
      <text:p text:style-name="P1"><text:tab/><text:span text:style-name="T5">a ti, Dios Padre omnipotente,</text:span></text:p>
      <text:p text:style-name="P1"><text:tab/><text:span text:style-name="T1">La–</text:span></text:p>
      <text:p text:style-name="P1"><text:tab/><text:span text:style-name="T5">en la unidad del Espíritu Santo,</text:span></text:p>
      <text:p text:style-name="P1"><text:tab/><text:span text:style-name="T1">Mi–</text:span></text:p>
      <text:p text:style-name="P1"><text:tab/><text:span text:style-name="T5">todo honor y toda gloria</text:span></text:p>
      <text:p text:style-name="P1"><text:tab/><text:span text:style-name="T1">Sol</text:span></text:p>
      <text:p text:style-name="P1"><text:tab/><text:span text:style-name="T5">por los siglos de los siglos.</text:span></text:p>
      <text:p text:style-name="P1"/>
      <text:p text:style-name="P1"><text:tab/><text:span text:style-name="T1">Sol <text:s text:c="8"/>Si– La <text:s text:c="8"/>Mi–</text:span></text:p>
      <text:p text:style-name="P7"><text:span text:style-name="T12">A.</text:span><text:tab/>AMÉN, AMÉN, AMÉN.</text:p>
      <text:p text:style-name="P1"/>
      <text:p text:style-name="P1"/>
      <text:p text:style-name="P1"/>
      <text:p text:style-name="P19"><text:soft-page-break/>Cuando el <text:span text:style-name="T16">'</text:span>MEMORIAL Y LA OFRENDA<text:span text:style-name="T16">'</text:span> se hace <text:span text:style-name="T14">re</text:span><text:span text:style-name="T15">z</text:span><text:span text:style-name="T14">ada,</text:span></text:p>
      <text:p text:style-name="P19">puede cantarse la Doxología con la siguiente melodía:</text:p>
      <text:p text:style-name="P1"/>
      <text:p text:style-name="P1"><text:tab/><text:span text:style-name="T1">Sol <text:s text:c="46"/>Re7</text:span></text:p>
      <text:p text:style-name="P12"><text:span text:style-name="T1">P.</text:span><text:tab/>Por Cristo, con Cristo y en Cristo,</text:p>
      <text:p text:style-name="P1"><text:tab/> <text:s text:c="46"/><text:span text:style-name="T1">Sol</text:span></text:p>
      <text:p text:style-name="P1"><text:tab/><text:span text:style-name="T5">a ti, Dios Padre omnipotente,</text:span></text:p>
      <text:p text:style-name="P1"><text:tab/><text:span text:style-name="T1">Mi– <text:s text:c="43"/>Si7</text:span></text:p>
      <text:p text:style-name="P1"><text:tab/><text:span text:style-name="T5">en la unidad del Espíritu Santo,</text:span></text:p>
      <text:p text:style-name="P1"><text:tab/> <text:s text:c="36"/><text:span text:style-name="T1">Mi–</text:span></text:p>
      <text:p text:style-name="P1"><text:tab/><text:span text:style-name="T5">todo honor y toda gloria</text:span></text:p>
      <text:p text:style-name="P1"><text:tab/><text:span text:style-name="T1">Do <text:s text:c="34"/>Si7</text:span></text:p>
      <text:p text:style-name="P1"><text:tab/><text:span text:style-name="T5">por los siglos de los siglos.</text:span></text:p>
      <text:p text:style-name="P1"/>
      <text:p text:style-name="P1"><text:tab/><text:span text:style-name="T1">Sol</text:span></text:p>
      <text:p text:style-name="P13"><text:span text:style-name="T12">A.</text:span><text:tab/>AMÉN, AMÉN, AMÉN.</text:p>
      <text:p text:style-name="P1"><text:tab/> <text:s text:c="5"/><text:span text:style-name="T1">Mi–</text:span></text:p>
      <text:p text:style-name="P1"><text:tab/><text:span text:style-name="T5">AMÉN, AMÉN, AMÉN.</text:span></text:p>
      <text:p text:style-name="P1"><text:tab/> <text:s text:c="5"/><text:span text:style-name="T1">Re <text:s text:c="23"/>Sol</text:span></text:p>
      <text:p text:style-name="P1"><text:tab/><text:span text:style-name="T5">AMÉN, AMÉN, AMÉN.</text:span></text:p>
      <text:p text:style-name="P1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charset="x-symbol"/>
    <style:font-face style:name="Lohit Devanagari1" svg:font-family="'Lohit Devanagari'"/>
    <style:font-face style:name="Franklin Gothic " svg:font-family="'Franklin Gothic'" style:font-family-generic="swiss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46:04.713973767</meta:creation-date>
    <dc:date>2015-09-26T11:22:05.366855701</dc:date>
    <meta:editing-duration>PT24M55S</meta:editing-duration>
    <meta:editing-cycles>6</meta:editing-cycles>
    <meta:generator>LibreOffice/4.4.5.2$Linux_X86_64 LibreOffice_project/40$Build-2</meta:generator>
    <meta:document-statistic meta:table-count="0" meta:image-count="0" meta:object-count="0" meta:page-count="6" meta:paragraph-count="211" meta:word-count="761" meta:character-count="6610" meta:non-whitespace-character-count="3316"/>
  </office:meta>
</office:document-meta>
</file>